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c9872" officeooo:paragraph-rsid="000c9872"/>
    </style:style>
    <style:style style:name="P3" style:family="paragraph" style:parent-style-name="Text_20_body">
      <style:text-properties officeooo:rsid="000c9872" officeooo:paragraph-rsid="000e40bc"/>
    </style:style>
    <style:style style:name="P4" style:family="paragraph" style:parent-style-name="Text_20_body">
      <style:text-properties officeooo:paragraph-rsid="000c9872"/>
    </style:style>
    <style:style style:name="P5" style:family="paragraph" style:parent-style-name="Text_20_body">
      <style:text-properties officeooo:rsid="000e40bc" officeooo:paragraph-rsid="000e40bc"/>
    </style:style>
    <style:style style:name="P6" style:family="paragraph" style:parent-style-name="Text_20_body">
      <style:text-properties fo:font-weight="normal" officeooo:rsid="000e40bc" officeooo:paragraph-rsid="000e40bc" style:font-weight-asian="normal" style:font-weight-complex="normal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c98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e40b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ana K. Ruiz</text:p>
      <text:p text:style-name="P4"><text:span text:style-name="T1">Caracteristicas nuevas: </text:span></text:p>
      <text:p text:style-name="P2"><text:span text:style-name="T2">Eliminar noticias,</text:span> el administrtador podrá eliminar la noticia, con un click en el botón y está desaparecerá con un deslizado hacia abajo, y reaparecerá la tabla con un deslizado hacia arriba. </text:p>
      <text:p text:style-name="P2">Descripción técnica: </text:p>
      <text:p text:style-name="P2"><text:tab/><text:span text:style-name="T3">ficheros</text:span>: public/noticias.js <text:s text:c="3"/><text:span text:style-name="T4">y </text:span><text:s text:c="3"/>view/noticias/eliminar.blade.php</text:p>
      <text:p text:style-name="P2"><text:tab/> framework : jquery <text:span text:style-name="T4">UI, ajax. </text:span></text:p>
      <text:p text:style-name="P2"/>
      <text:p text:style-name="P5"><text:span text:style-name="T2">Aleatorio de images</text:span>: en la portada se cargan el banner y la imagen de inicio de forma aleatoria. </text:p>
      <text:p text:style-name="P5"><text:tab/>ficheros: index.php y public/aleatorio.js</text:p>
      <text:p text:style-name="P3"><text:tab/>framework : jquery<text:span text:style-name="T4">. </text:span></text:p>
      <text:p text:style-name="P3"/>
      <text:p text:style-name="P5">Para generar la documentación he utilizado Jsdoc. En public/out ha guardado lo generado.</text:p>
      <text:p text:style-name="P5">Primera planificación: <text:s/></text:p>
      <text:p text:style-name="P6">tarea, eliminar noticias 3 horas. <text:s/>He pensado en más tiempo en esta tarea por que al utilizar un framework desconocido habia que investigar un poco. </text:p>
      <text:p text:style-name="P6"/>
      <text:p text:style-name="P6"><text:s/>tarea, aleatorios 2 horas, esta también pensaba hacerla con jquery UI però no he conseguido hacerlo, así que me he limitado al javascript, por que no tenia más tiemp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7:16:09.962566424</meta:creation-date>
    <dc:date>2018-03-15T17:36:29.864856943</dc:date>
    <meta:editing-duration>PT8M59S</meta:editing-duration>
    <meta:editing-cycles>1</meta:editing-cycles>
    <meta:document-statistic meta:table-count="0" meta:image-count="0" meta:object-count="0" meta:page-count="1" meta:paragraph-count="13" meta:word-count="141" meta:character-count="942" meta:non-whitespace-character-count="791"/>
    <meta:generator>LibreOffice/5.1.6.2$Linux_X86_64 LibreOffice_project/10m0$Build-2</meta:generator>
  </office:meta>
</office:document-meta>
</file>